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11795d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officeooo:rsid="0011795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Quelle: </text:span></text:p>
      <text:p text:style-name="P2">D-Day Chaosplenum <text:a xlink:type="simple" xlink:href="https://hasi.it/wiki/4CP17032013" text:style-name="Internet_20_link" text:visited-style-name="Visited_20_Internet_20_Link">4CP17032013</text:a> </text:p>
      <text:p text:style-name="Text_20_body"><text:span text:style-name="T1">Mail an Datenschutzbeauftragten:</text:span> </text:p>
      <text:p text:style-name="Text_20_body">Sehr geehrter Herr Opitz, </text:p>
      <text:p text:style-name="Text_20_body">der Hackerspace Siegen, kurz HaSi, ist ein gemeinnütziger Verein für Menschen mit Interesse an Technik. Wir basteln, löten, programmieren - interessieren uns aber auch für die gesellschaftlich-politische Dimension der Technik. In regelmäßigen Abständen organisieren wir Vorträge und Workshops. Daher auch meine Anfrage an Sie als Behördlicher Datenschutzbeauftragter der Stadt Siegen: Wären Sie bereit uns zu besuchen, um über Ihre Tätigkeit zu berichten? Termin würde uns im Ende Juni oder Anfang Juli vorschweben. Zur Orientierung habe ich ein paar Fragen gesammelt: </text:p>
      <text:list xml:id="list3042146821" text:style-name="L1">
        <text:list-item>
          <text:p text:style-name="P3">Was sind allgemein die Aufgaben eines Datenschutzbeauftragten? </text:p>
        </text:list-item>
        <text:list-item>
          <text:p text:style-name="P3">Gibt es einen Unterschied zwischen Datenschutzbeauftragten im behördlichen und im Privatwirtschaftlichen Bereich, und wenn ja, wie ist dieser definiert. </text:p>
        </text:list-item>
        <text:list-item>
          <text:p text:style-name="P3">Mit welcher Art Daten hat man es in seiner Tätigkeit zu tun? </text:p>
        </text:list-item>
        <text:list-item>
          <text:p text:style-name="P3">Mit welchen Problemstellungen wird man in seiner Tätigkeit konfrontiert? </text:p>
        </text:list-item>
        <text:list-item>
          <text:p text:style-name="P3">Wie nehmen sie das Bewusstsein für Datenschutz in der Praxis, abseits der gesetzlichen Richlinien wahr? </text:p>
        </text:list-item>
        <text:list-item>
          <text:p text:style-name="P3">Wie arbeiten Datenschutzbeauftragte untereinander zusammen? </text:p>
        </text:list-item>
        <text:list-item>
          <text:p text:style-name="P3">Wie wird man Datenschutzbeauftragter? </text:p>
        </text:list-item>
        <text:list-item>
          <text:p text:style-name="P3">Welche Rechtsmittel stehen dem Datenschutz zur Verfügung um gegen Vergehen vorzugehen. </text:p>
        </text:list-item>
        <text:list-item>
          <text:p text:style-name="P3">Wie schätzen Sie das Vorgehen des ULD gegen das Einbinden von Facebook in Webseiten von öffentlichen Institutionen ein? Können Sie sich ein ähnliches Vorgehen in Siegen vorstellen? </text:p>
        </text:list-item>
        <text:list-item>
          <text:p text:style-name="P3">Welche Herausforderungen stellen die neuen, nutzerzentrischen Webseiten für Behörden, Betriebe und Vereine? </text:p>
        </text:list-item>
        <text:list-item>
          <text:p text:style-name="P3">Welche Stolperfallen sollte ein gemeinnütziger Verein in seiner Arbeit im Netz vermeiden? </text:p>
        </text:list-item>
        <text:list-item>
          <text:p text:style-name="P1">Können Sie Beispiele für kuriose/besonders interessante Fälle geben? </text:p>
        </text:list-item>
      </text:list>
      <text:p text:style-name="Text_20_body">Die anderen "HaSis" und ich wären sehr erfreut! </text:p>
      <text:p text:style-name="Text_20_body">Mit freundlichen Grüßen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3:48:10.542025444</meta:creation-date>
    <dc:date>2017-10-10T13:51:56.740654529</dc:date>
    <meta:editing-duration>PT17S</meta:editing-duration>
    <meta:editing-cycles>1</meta:editing-cycles>
    <meta:document-statistic meta:table-count="0" meta:image-count="0" meta:object-count="0" meta:page-count="1" meta:paragraph-count="19" meta:word-count="255" meta:character-count="1837" meta:non-whitespace-character-count="1594"/>
    <meta:generator>LibreOffice/5.3.1.2$Linux_X86_64 LibreOffice_project/30m0$Build-2</meta:generator>
  </office:meta>
</office:document-meta>
</file>